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054__1073__1099__1095__1085__1099__1081__32_2" style:data-style-name="N0">
      <style:table-cell-properties style:vertical-align="automatic" fo:background-color="transparent"/>
    </style:style>
    <style:style style:name="ce7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054__1073__1099__1095__1085__1099__1081_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054__1073__1099__1095__1085__1099__1081_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6.16479166666667cm"/>
    </style:style>
    <style:style style:name="co5" style:family="table-column">
      <style:table-column-properties fo:break-before="auto" style:column-width="5.6356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51354166666667cm"/>
    </style:style>
    <style:style style:name="ro1" style:family="table-row">
      <style:table-row-properties style:row-height="47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Шигонский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9"/>
        <table:table-column table:style-name="co6" table:number-columns-repeated="4" table:default-cell-style-name="ce6"/>
        <table:table-column table:style-name="co7" table:default-cell-style-name="ce6"/>
        <table:table-column table:style-name="co6" table:number-columns-repeated="16374" table:default-cell-style-name="ce6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4">
            <text:p>населенный пункт</text:p>
          </table:table-cell>
          <table:table-cell office:value-type="string" table:style-name="ce4">
            <text:p>улица</text:p>
          </table:table-cell>
          <table:table-cell table:number-columns-repeated="16379" table:style-name="ce6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п. Береговой</text:p>
          </table:table-cell>
          <table:table-cell office:value-type="string" table:style-name="ce8">
            <text:p>ул. Дачн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п. Береговой</text:p>
          </table:table-cell>
          <table:table-cell office:value-type="string" table:style-name="ce8">
            <text:p>ул. Зелен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п. Береговой</text:p>
          </table:table-cell>
          <table:table-cell office:value-type="string" table:style-name="ce8">
            <text:p>ул. Лугов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п. Береговой</text:p>
          </table:table-cell>
          <table:table-cell office:value-type="string" table:style-name="ce8">
            <text:p>пер. Молодежны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п. Береговой</text:p>
          </table:table-cell>
          <table:table-cell office:value-type="string" table:style-name="ce8">
            <text:p>ул. Нов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п. Береговой</text:p>
          </table:table-cell>
          <table:table-cell office:value-type="string" table:style-name="ce8">
            <text:p>ул. Полев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п. Береговой</text:p>
          </table:table-cell>
          <table:table-cell office:value-type="string" table:style-name="ce8">
            <text:p>ул. Садов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п. Береговой</text:p>
          </table:table-cell>
          <table:table-cell office:value-type="string" table:style-name="ce8">
            <text:p>ул. Тополин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п. Береговой</text:p>
          </table:table-cell>
          <table:table-cell office:value-type="string" table:style-name="ce8">
            <text:p>ул. Торгов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п. Береговой</text:p>
          </table:table-cell>
          <table:table-cell office:value-type="string" table:style-name="ce8">
            <text:p>ул. Центральн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п. Береговой</text:p>
          </table:table-cell>
          <table:table-cell office:value-type="string" table:style-name="ce8">
            <text:p>ул. Школьн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ж/д ст. Гремячий Ключ</text:p>
          </table:table-cell>
          <table:table-cell office:value-type="string" table:style-name="ce8">
            <text:p>ул. Железнодорожн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3" table:style-name="ce7">
            <text:p>1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п. Гривенский</text:p>
          </table:table-cell>
          <table:table-cell office:value-type="string" table:style-name="ce8">
            <text:p>пер. Полево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4" table:style-name="ce7">
            <text:p>1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п. Гривенский</text:p>
          </table:table-cell>
          <table:table-cell office:value-type="string" table:style-name="ce8">
            <text:p>ул. Центральн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5" table:style-name="ce7">
            <text:p>1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с. Епифановка</text:p>
          </table:table-cell>
          <table:table-cell office:value-type="string" table:style-name="ce8">
            <text:p>ул. Нагорн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с. Епифановка</text:p>
          </table:table-cell>
          <table:table-cell office:value-type="string" table:style-name="ce8">
            <text:p>ул. Степн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с. Епифановка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8" table:style-name="ce7">
            <text:p>1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п. Нижний Тукшум</text:p>
          </table:table-cell>
          <table:table-cell office:value-type="string" table:style-name="ce8">
            <text:p>ул. Заречн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с. Новый Тукшум</text:p>
          </table:table-cell>
          <table:table-cell office:value-type="string" table:style-name="ce8">
            <text:p>ул. Карягина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с. Новый Тукшум</text:p>
          </table:table-cell>
          <table:table-cell office:value-type="string" table:style-name="ce8">
            <text:p>ул. Кооперативн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с. Новый Тукшум</text:p>
          </table:table-cell>
          <table:table-cell office:value-type="string" table:style-name="ce8">
            <text:p>ул. Маленьк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2" table:style-name="ce7">
            <text:p>2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с. Новый Тукшум</text:p>
          </table:table-cell>
          <table:table-cell office:value-type="string" table:style-name="ce8">
            <text:p>ул. Полев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3" table:style-name="ce7">
            <text:p>2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с. Новый Тукшум</text:p>
          </table:table-cell>
          <table:table-cell office:value-type="string" table:style-name="ce8">
            <text:p>ул. Советск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4" table:style-name="ce7">
            <text:p>2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с. Подъячевка</text:p>
          </table:table-cell>
          <table:table-cell office:value-type="string" table:style-name="ce8">
            <text:p>ул. Деревенск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5" table:style-name="ce7">
            <text:p>2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с. Подъячевка</text:p>
          </table:table-cell>
          <table:table-cell office:value-type="string" table:style-name="ce8">
            <text:p>пер. Деревенски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6" table:style-name="ce7">
            <text:p>2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с. Подъячевка</text:p>
          </table:table-cell>
          <table:table-cell office:value-type="string" table:style-name="ce8">
            <text:p>ул. Октябрьск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7" table:style-name="ce7">
            <text:p>2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с. Старый Тукшум</text:p>
          </table:table-cell>
          <table:table-cell office:value-type="string" table:style-name="ce8">
            <text:p>ул. Колхозн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8" table:style-name="ce7">
            <text:p>2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с. Старый Тукшум</text:p>
          </table:table-cell>
          <table:table-cell office:value-type="string" table:style-name="ce8">
            <text:p>ул. Лугов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9" table:style-name="ce7">
            <text:p>2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с. Старый Тукшум</text:p>
          </table:table-cell>
          <table:table-cell office:value-type="string" table:style-name="ce8">
            <text:p>ул. Молодежн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0" table:style-name="ce7">
            <text:p>3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с. Старый Тукшум</text:p>
          </table:table-cell>
          <table:table-cell office:value-type="string" table:style-name="ce8">
            <text:p>ул. Полев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1" table:style-name="ce7">
            <text:p>3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с. Старый Тукшум</text:p>
          </table:table-cell>
          <table:table-cell office:value-type="string" table:style-name="ce8">
            <text:p>ул. Садов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2" table:style-name="ce7">
            <text:p>3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с. Старый Тукшум</text:p>
          </table:table-cell>
          <table:table-cell office:value-type="string" table:style-name="ce8">
            <text:p>ул. Советск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3" table:style-name="ce7">
            <text:p>3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ереговой</text:p>
          </table:table-cell>
          <table:table-cell office:value-type="string" table:style-name="ce7">
            <text:p>с. Старый Тукшум</text:p>
          </table:table-cell>
          <table:table-cell office:value-type="string" table:style-name="ce8">
            <text:p>пер. Советски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4" table:style-name="ce7">
            <text:p>3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ж/д ст. Бичевная</text:p>
          </table:table-cell>
          <table:table-cell office:value-type="string" table:style-name="ce8">
            <text:p>ул. Берег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5" table:style-name="ce7">
            <text:p>3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ж/д ст. Бичевная</text:p>
          </table:table-cell>
          <table:table-cell office:value-type="string" table:style-name="ce8">
            <text:p>ул. Железнодоро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6" table:style-name="ce7">
            <text:p>3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ж/д ст. Бичевная</text:p>
          </table:table-cell>
          <table:table-cell office:value-type="string" table:style-name="ce8">
            <text:p>ул. Завод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7" table:style-name="ce7">
            <text:p>3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ж/д ст. Бичевная</text:p>
          </table:table-cell>
          <table:table-cell office:value-type="string" table:style-name="ce8">
            <text:p>ул. Луг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8" table:style-name="ce7">
            <text:p>3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ж/д ст. Бичевная</text:p>
          </table:table-cell>
          <table:table-cell office:value-type="string" table:style-name="ce8">
            <text:p>ул. Овра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9" table:style-name="ce7">
            <text:p>3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ж/д ст. Бичевная</text:p>
          </table:table-cell>
          <table:table-cell office:value-type="string" table:style-name="ce8">
            <text:p>ул. Остров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40" table:style-name="ce7">
            <text:p>4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ж/д ст. Бичевная</text:p>
          </table:table-cell>
          <table:table-cell office:value-type="string" table:style-name="ce8">
            <text:p>ул. Победы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41" table:style-name="ce7">
            <text:p>4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ж/д ст. Бичевная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42" table:style-name="ce7">
            <text:p>4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ж/д ст. Бичевная</text:p>
          </table:table-cell>
          <table:table-cell office:value-type="string" table:style-name="ce8">
            <text:p>ул. Степ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43" table:style-name="ce7">
            <text:p>4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ж/д ст. Бичевная</text:p>
          </table:table-cell>
          <table:table-cell office:value-type="string" table:style-name="ce8">
            <text:p>ул. Ульянов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44" table:style-name="ce7">
            <text:p>4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ж/д ст. Бичевная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45" table:style-name="ce7">
            <text:p>4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п. Новое Белоключье</text:p>
          </table:table-cell>
          <table:table-cell office:value-type="string" table:style-name="ce8">
            <text:p>ул. Совхоз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46" table:style-name="ce7">
            <text:p>4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с. Белоключье</text:p>
          </table:table-cell>
          <table:table-cell office:value-type="string" table:style-name="ce8">
            <text:p>ул. Победы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47" table:style-name="ce7">
            <text:p>4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п. Красный Ключ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48" table:style-name="ce7">
            <text:p>4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с. Камышенка</text:p>
          </table:table-cell>
          <table:table-cell office:value-type="string" table:style-name="ce8">
            <text:p>ул. Берег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49" table:style-name="ce7">
            <text:p>4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с. Камышенка</text:p>
          </table:table-cell>
          <table:table-cell office:value-type="string" table:style-name="ce8">
            <text:p>ул. Луг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50" table:style-name="ce7">
            <text:p>5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с. Камышенка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51" table:style-name="ce7">
            <text:p>5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с. Камышенка</text:p>
          </table:table-cell>
          <table:table-cell office:value-type="string" table:style-name="ce8">
            <text:p>ул. Почт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52" table:style-name="ce7">
            <text:p>5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с. Камышенка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53" table:style-name="ce7">
            <text:p>5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с. Камышенка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54" table:style-name="ce7">
            <text:p>5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д. Биринск</text:p>
          </table:table-cell>
          <table:table-cell office:value-type="string" table:style-name="ce8">
            <text:p>ул. Макеев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55" table:style-name="ce7">
            <text:p>5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д. Биринск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56" table:style-name="ce7">
            <text:p>5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с. Кузькино</text:p>
          </table:table-cell>
          <table:table-cell office:value-type="string" table:style-name="ce8">
            <text:p>ул. Больни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57" table:style-name="ce7">
            <text:p>5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с. Кузькино</text:p>
          </table:table-cell>
          <table:table-cell office:value-type="string" table:style-name="ce8">
            <text:p>ул. Гагар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58" table:style-name="ce7">
            <text:p>5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с. Кузькино</text:p>
          </table:table-cell>
          <table:table-cell office:value-type="string" table:style-name="ce8">
            <text:p>ул. Зеле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59" table:style-name="ce7">
            <text:p>5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с. Кузькино</text:p>
          </table:table-cell>
          <table:table-cell office:value-type="string" table:style-name="ce8">
            <text:p>ул. Лермонт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60" table:style-name="ce7">
            <text:p>6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с. Кузькино</text:p>
          </table:table-cell>
          <table:table-cell office:value-type="string" table:style-name="ce8">
            <text:p>ул. Молодё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61" table:style-name="ce7">
            <text:p>6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Бичевная</text:p>
          </table:table-cell>
          <table:table-cell office:value-type="string" table:style-name="ce7">
            <text:p>с. Кузькино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62" table:style-name="ce7">
            <text:p>6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Волжский Утес</text:p>
          </table:table-cell>
          <table:table-cell office:value-type="string" table:style-name="ce7">
            <text:p>п. Волжский Утес</text:p>
          </table:table-cell>
          <table:table-cell office:value-type="string" table:style-name="ce8">
            <text:p>ул. Безымян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63" table:style-name="ce7">
            <text:p>6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Волжский Утес</text:p>
          </table:table-cell>
          <table:table-cell office:value-type="string" table:style-name="ce7">
            <text:p>с. Комаровка</text:p>
          </table:table-cell>
          <table:table-cell office:value-type="string" table:style-name="ce8">
            <text:p>ул. Гагар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64" table:style-name="ce7">
            <text:p>6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Волжский Утес</text:p>
          </table:table-cell>
          <table:table-cell office:value-type="string" table:style-name="ce7">
            <text:p>с. Комаровка</text:p>
          </table:table-cell>
          <table:table-cell office:value-type="string" table:style-name="ce8">
            <text:p>ул. Комаров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65" table:style-name="ce7">
            <text:p>6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Волжский Утес</text:p>
          </table:table-cell>
          <table:table-cell office:value-type="string" table:style-name="ce7">
            <text:p>с. Комаровка</text:p>
          </table:table-cell>
          <table:table-cell office:value-type="string" table:style-name="ce8">
            <text:p>ул. Лес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66" table:style-name="ce7">
            <text:p>6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Волжский Утес</text:p>
          </table:table-cell>
          <table:table-cell office:value-type="string" table:style-name="ce7">
            <text:p>с. Комаровка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67" table:style-name="ce7">
            <text:p>6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Волжский Утес</text:p>
          </table:table-cell>
          <table:table-cell office:value-type="string" table:style-name="ce7">
            <text:p>с. Комаровка</text:p>
          </table:table-cell>
          <table:table-cell office:value-type="string" table:style-name="ce8">
            <text:p>ул. Пушк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68" table:style-name="ce7">
            <text:p>6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Волжский Утес</text:p>
          </table:table-cell>
          <table:table-cell office:value-type="string" table:style-name="ce7">
            <text:p>с. Комаровка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69" table:style-name="ce7">
            <text:p>6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Волжский Утес</text:p>
          </table:table-cell>
          <table:table-cell office:value-type="string" table:style-name="ce7">
            <text:p>с. Комаровка</text:p>
          </table:table-cell>
          <table:table-cell office:value-type="string" table:style-name="ce8">
            <text:p>ул. Север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70" table:style-name="ce7">
            <text:p>7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Волжский Утес</text:p>
          </table:table-cell>
          <table:table-cell office:value-type="string" table:style-name="ce7">
            <text:p>с. Комаровка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71" table:style-name="ce7">
            <text:p>7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Волжский Утес</text:p>
          </table:table-cell>
          <table:table-cell office:value-type="string" table:style-name="ce7">
            <text:p>с. Комаровка</text:p>
          </table:table-cell>
          <table:table-cell office:value-type="string" table:style-name="ce8">
            <text:p>ул. Спортив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72" table:style-name="ce7">
            <text:p>7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Волжский Утес</text:p>
          </table:table-cell>
          <table:table-cell office:value-type="string" table:style-name="ce7">
            <text:p>с. Комаровка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73" table:style-name="ce7">
            <text:p>7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Волжский Утес</text:p>
          </table:table-cell>
          <table:table-cell office:value-type="string" table:style-name="ce7">
            <text:p>с. Березовка</text:p>
          </table:table-cell>
          <table:table-cell office:value-type="string" table:style-name="ce8">
            <text:p>ул. Берег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74" table:style-name="ce7">
            <text:p>7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Волжский Утес</text:p>
          </table:table-cell>
          <table:table-cell office:value-type="string" table:style-name="ce7">
            <text:p>с. Березовка</text:p>
          </table:table-cell>
          <table:table-cell office:value-type="string" table:style-name="ce8">
            <text:p>ул. Больш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75" table:style-name="ce7">
            <text:p>7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Волжский Утес</text:p>
          </table:table-cell>
          <table:table-cell office:value-type="string" table:style-name="ce7">
            <text:p>с. Березовка</text:p>
          </table:table-cell>
          <table:table-cell office:value-type="string" table:style-name="ce8">
            <text:p>ул. Волж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76" table:style-name="ce7">
            <text:p>7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Волжский Утес</text:p>
          </table:table-cell>
          <table:table-cell office:value-type="string" table:style-name="ce7">
            <text:p>с. Березовка</text:p>
          </table:table-cell>
          <table:table-cell office:value-type="string" table:style-name="ce8">
            <text:p>ул. Гор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77" table:style-name="ce7">
            <text:p>7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Волжский Утес</text:p>
          </table:table-cell>
          <table:table-cell office:value-type="string" table:style-name="ce7">
            <text:p>с. Березовка</text:p>
          </table:table-cell>
          <table:table-cell office:value-type="string" table:style-name="ce8">
            <text:p>ул. Лес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78" table:style-name="ce7">
            <text:p>7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Волжский Утес</text:p>
          </table:table-cell>
          <table:table-cell office:value-type="string" table:style-name="ce7">
            <text:p>с. Березовка</text:p>
          </table:table-cell>
          <table:table-cell office:value-type="string" table:style-name="ce8">
            <text:p>ул. Нагор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79" table:style-name="ce7">
            <text:p>7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Волжский Утес</text:p>
          </table:table-cell>
          <table:table-cell office:value-type="string" table:style-name="ce7">
            <text:p>с. Березовка</text:p>
          </table:table-cell>
          <table:table-cell office:value-type="string" table:style-name="ce8">
            <text:p>ул. Новостроящаяс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80" table:style-name="ce7">
            <text:p>8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Волжский Утес</text:p>
          </table:table-cell>
          <table:table-cell office:value-type="string" table:style-name="ce7">
            <text:p>с. Березовка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81" table:style-name="ce7">
            <text:p>8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Волжский Утес</text:p>
          </table:table-cell>
          <table:table-cell office:value-type="string" table:style-name="ce7">
            <text:p>с. Березовка</text:p>
          </table:table-cell>
          <table:table-cell office:value-type="string" table:style-name="ce8">
            <text:p>ул. Почт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82" table:style-name="ce7">
            <text:p>8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Волжский Утес</text:p>
          </table:table-cell>
          <table:table-cell office:value-type="string" table:style-name="ce7">
            <text:p>с. Березовка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83" table:style-name="ce7">
            <text:p>8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Волжский Утес</text:p>
          </table:table-cell>
          <table:table-cell office:value-type="string" table:style-name="ce7">
            <text:p>с. Березовка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84" table:style-name="ce7">
            <text:p>8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алячкино</text:p>
          </table:table-cell>
          <table:table-cell office:value-type="string" table:style-name="ce7">
            <text:p>с. Малячкино</text:p>
          </table:table-cell>
          <table:table-cell office:value-type="string" table:style-name="ce8">
            <text:p>ул. Берег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85" table:style-name="ce7">
            <text:p>8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алячкино</text:p>
          </table:table-cell>
          <table:table-cell office:value-type="string" table:style-name="ce7">
            <text:p>с. Малячкино</text:p>
          </table:table-cell>
          <table:table-cell office:value-type="string" table:style-name="ce8">
            <text:p>ул. Бумажная фабрик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86" table:style-name="ce7">
            <text:p>8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алячкино</text:p>
          </table:table-cell>
          <table:table-cell office:value-type="string" table:style-name="ce7">
            <text:p>с. Малячкино</text:p>
          </table:table-cell>
          <table:table-cell office:value-type="string" table:style-name="ce8">
            <text:p>ул. Кир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87" table:style-name="ce7">
            <text:p>8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алячкино</text:p>
          </table:table-cell>
          <table:table-cell office:value-type="string" table:style-name="ce7">
            <text:p>с. Малячкино</text:p>
          </table:table-cell>
          <table:table-cell office:value-type="string" table:style-name="ce8">
            <text:p>ул. Коммунаров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88" table:style-name="ce7">
            <text:p>8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алячкино</text:p>
          </table:table-cell>
          <table:table-cell office:value-type="string" table:style-name="ce7">
            <text:p>с. Малячкино</text:p>
          </table:table-cell>
          <table:table-cell office:value-type="string" table:style-name="ce8">
            <text:p>ул. Луг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89" table:style-name="ce7">
            <text:p>8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алячкино</text:p>
          </table:table-cell>
          <table:table-cell office:value-type="string" table:style-name="ce7">
            <text:p>с. Малячкино</text:p>
          </table:table-cell>
          <table:table-cell office:value-type="string" table:style-name="ce8">
            <text:p>ул. Мир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90" table:style-name="ce7">
            <text:p>9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алячкино</text:p>
          </table:table-cell>
          <table:table-cell office:value-type="string" table:style-name="ce7">
            <text:p>с. Малячкино</text:p>
          </table:table-cell>
          <table:table-cell office:value-type="string" table:style-name="ce8">
            <text:p>ул. Набер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91" table:style-name="ce7">
            <text:p>9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алячкино</text:p>
          </table:table-cell>
          <table:table-cell office:value-type="string" table:style-name="ce7">
            <text:p>с. Малячкино</text:p>
          </table:table-cell>
          <table:table-cell office:value-type="string" table:style-name="ce8">
            <text:p>ул. Н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92" table:style-name="ce7">
            <text:p>9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алячкино</text:p>
          </table:table-cell>
          <table:table-cell office:value-type="string" table:style-name="ce7">
            <text:p>с. Малячкино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93" table:style-name="ce7">
            <text:p>9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алячкино</text:p>
          </table:table-cell>
          <table:table-cell office:value-type="string" table:style-name="ce7">
            <text:p>с. Малячкино</text:p>
          </table:table-cell>
          <table:table-cell office:value-type="string" table:style-name="ce8">
            <text:p>ул. Попере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94" table:style-name="ce7">
            <text:p>9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алячкино</text:p>
          </table:table-cell>
          <table:table-cell office:value-type="string" table:style-name="ce7">
            <text:p>с. Малячкино</text:p>
          </table:table-cell>
          <table:table-cell office:value-type="string" table:style-name="ce8">
            <text:p>пер. Сельски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95" table:style-name="ce7">
            <text:p>9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алячкино</text:p>
          </table:table-cell>
          <table:table-cell office:value-type="string" table:style-name="ce7">
            <text:p>с. Малячкино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96" table:style-name="ce7">
            <text:p>9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алячкино</text:p>
          </table:table-cell>
          <table:table-cell office:value-type="string" table:style-name="ce7">
            <text:p>с. Малячкино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97" table:style-name="ce7">
            <text:p>9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алячкино</text:p>
          </table:table-cell>
          <table:table-cell office:value-type="string" table:style-name="ce7">
            <text:p>с. Малячкино</text:p>
          </table:table-cell>
          <table:table-cell office:value-type="string" table:style-name="ce8">
            <text:p>ул. Ю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98" table:style-name="ce7">
            <text:p>9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пер. Берегово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99" table:style-name="ce7">
            <text:p>9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Гагар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00" table:style-name="ce7">
            <text:p>10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Да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01" table:style-name="ce7">
            <text:p>10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пер. Дачны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02" table:style-name="ce7">
            <text:p>10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Добр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03" table:style-name="ce7">
            <text:p>10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Заре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04" table:style-name="ce7">
            <text:p>10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2-ая Заре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05" table:style-name="ce7">
            <text:p>10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К.Маркс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06" table:style-name="ce7">
            <text:p>10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Короле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07" table:style-name="ce7">
            <text:p>10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З.Космодемьянской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08" table:style-name="ce7">
            <text:p>10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Лес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09" table:style-name="ce7">
            <text:p>10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2-ая Лес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10" table:style-name="ce7">
            <text:p>11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Луг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11" table:style-name="ce7">
            <text:p>11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Мичур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12" table:style-name="ce7">
            <text:p>11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13" table:style-name="ce7">
            <text:p>11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Набер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14" table:style-name="ce7">
            <text:p>11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Нефтяников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15" table:style-name="ce7">
            <text:p>11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Н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16" table:style-name="ce7">
            <text:p>11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пер. Новы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17" table:style-name="ce7">
            <text:p>11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Первомай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18" table:style-name="ce7">
            <text:p>11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Победы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19" table:style-name="ce7">
            <text:p>11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20" table:style-name="ce7">
            <text:p>12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Прибр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21" table:style-name="ce7">
            <text:p>12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Придоро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22" table:style-name="ce7">
            <text:p>12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23" table:style-name="ce7">
            <text:p>12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24" table:style-name="ce7">
            <text:p>12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Сосн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25" table:style-name="ce7">
            <text:p>12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Ульянов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26" table:style-name="ce7">
            <text:p>12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27" table:style-name="ce7">
            <text:p>12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 Муранка</text:p>
          </table:table-cell>
          <table:table-cell office:value-type="string" table:style-name="ce8">
            <text:p>ул. Ю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28" table:style-name="ce7">
            <text:p>12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п. Львовка</text:p>
          </table:table-cell>
          <table:table-cell office:value-type="string" table:style-name="ce8">
            <text:p>ул. Крайня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29" table:style-name="ce7">
            <text:p>12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п. Львовка</text:p>
          </table:table-cell>
          <table:table-cell office:value-type="string" table:style-name="ce8">
            <text:p>ул. Лен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30" table:style-name="ce7">
            <text:p>13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п. Львовка</text:p>
          </table:table-cell>
          <table:table-cell office:value-type="string" table:style-name="ce8">
            <text:p>ул. Лес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31" table:style-name="ce7">
            <text:p>13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п. Львовка</text:p>
          </table:table-cell>
          <table:table-cell office:value-type="string" table:style-name="ce8">
            <text:p>ул. Н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32" table:style-name="ce7">
            <text:p>13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п. Львовка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33" table:style-name="ce7">
            <text:p>13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п. Львовка</text:p>
          </table:table-cell>
          <table:table-cell office:value-type="string" table:style-name="ce8">
            <text:p>ул. Ст. Раз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34" table:style-name="ce7">
            <text:p>13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Сытовка</text:p>
          </table:table-cell>
          <table:table-cell office:value-type="string" table:style-name="ce8">
            <text:p>ул. Н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35" table:style-name="ce7">
            <text:p>13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Сытовка</text:p>
          </table:table-cell>
          <table:table-cell office:value-type="string" table:style-name="ce8">
            <text:p>ул. Пионер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36" table:style-name="ce7">
            <text:p>13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с.Сытовка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37" table:style-name="ce7">
            <text:p>13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Муранка</text:p>
          </table:table-cell>
          <table:table-cell office:value-type="string" table:style-name="ce7">
            <text:p>п. Ульяновский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38" table:style-name="ce7">
            <text:p>13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Новодевичье</text:p>
          </table:table-cell>
          <table:table-cell office:value-type="string" table:style-name="ce8">
            <text:p>ул. Будыл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39" table:style-name="ce7">
            <text:p>13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Новодевичье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40" table:style-name="ce7">
            <text:p>14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Новодевичье</text:p>
          </table:table-cell>
          <table:table-cell office:value-type="string" table:style-name="ce8">
            <text:p>ул. Ленинград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41" table:style-name="ce7">
            <text:p>14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Новодевичье</text:p>
          </table:table-cell>
          <table:table-cell office:value-type="string" table:style-name="ce8">
            <text:p>ул. Колхоз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42" table:style-name="ce7">
            <text:p>14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Новодевичье</text:p>
          </table:table-cell>
          <table:table-cell office:value-type="string" table:style-name="ce8">
            <text:p>ул. Октябрь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43" table:style-name="ce7">
            <text:p>14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Новодевичье</text:p>
          </table:table-cell>
          <table:table-cell office:value-type="string" table:style-name="ce8">
            <text:p>ул. Делега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44" table:style-name="ce7">
            <text:p>14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Новодевичье</text:p>
          </table:table-cell>
          <table:table-cell office:value-type="string" table:style-name="ce8">
            <text:p>ул. Красноармей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45" table:style-name="ce7">
            <text:p>14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Новодевичье</text:p>
          </table:table-cell>
          <table:table-cell office:value-type="string" table:style-name="ce8">
            <text:p>ул. Комсомоль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46" table:style-name="ce7">
            <text:p>14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Новодевичье</text:p>
          </table:table-cell>
          <table:table-cell office:value-type="string" table:style-name="ce8">
            <text:p>ул. Колесник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47" table:style-name="ce7">
            <text:p>14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Новодевичье</text:p>
          </table:table-cell>
          <table:table-cell office:value-type="string" table:style-name="ce8">
            <text:p>ул. Кооператив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48" table:style-name="ce7">
            <text:p>14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Новодевичье</text:p>
          </table:table-cell>
          <table:table-cell office:value-type="string" table:style-name="ce8">
            <text:p>ул. Первомай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49" table:style-name="ce7">
            <text:p>14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Новодевичье</text:p>
          </table:table-cell>
          <table:table-cell office:value-type="string" table:style-name="ce8">
            <text:p>ул. Куйбыше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50" table:style-name="ce7">
            <text:p>15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Новодевичье</text:p>
          </table:table-cell>
          <table:table-cell office:value-type="string" table:style-name="ce8">
            <text:p>ул. Горького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51" table:style-name="ce7">
            <text:p>15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Новодевичье</text:p>
          </table:table-cell>
          <table:table-cell office:value-type="string" table:style-name="ce8">
            <text:p>ул. Пушк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52" table:style-name="ce7">
            <text:p>15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Новодевичье</text:p>
          </table:table-cell>
          <table:table-cell office:value-type="string" table:style-name="ce8">
            <text:p>ул. Чапае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53" table:style-name="ce7">
            <text:p>15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Новодевичье</text:p>
          </table:table-cell>
          <table:table-cell office:value-type="string" table:style-name="ce8">
            <text:p>ул. Лен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54" table:style-name="ce7">
            <text:p>15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Новодевичье</text:p>
          </table:table-cell>
          <table:table-cell office:value-type="string" table:style-name="ce8">
            <text:p>ул. Некрас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55" table:style-name="ce7">
            <text:p>15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Новодевичье</text:p>
          </table:table-cell>
          <table:table-cell office:value-type="string" table:style-name="ce8">
            <text:p>ул. Набер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56" table:style-name="ce7">
            <text:p>15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Новодевичье</text:p>
          </table:table-cell>
          <table:table-cell office:value-type="string" table:style-name="ce8">
            <text:p>ул. Родник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57" table:style-name="ce7">
            <text:p>15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Новодевичье</text:p>
          </table:table-cell>
          <table:table-cell office:value-type="string" table:style-name="ce8">
            <text:p>ул. Спортив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58" table:style-name="ce7">
            <text:p>15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Новодевичье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59" table:style-name="ce7">
            <text:p>15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Маза</text:p>
          </table:table-cell>
          <table:table-cell office:value-type="string" table:style-name="ce8">
            <text:p>ул. Калин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60" table:style-name="ce7">
            <text:p>16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Маза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61" table:style-name="ce7">
            <text:p>16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Маза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62" table:style-name="ce7">
            <text:p>16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Маза</text:p>
          </table:table-cell>
          <table:table-cell office:value-type="string" table:style-name="ce8">
            <text:p>ул. Зеле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63" table:style-name="ce7">
            <text:p>16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Маза</text:p>
          </table:table-cell>
          <table:table-cell office:value-type="string" table:style-name="ce8">
            <text:p>ул. Н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64" table:style-name="ce7">
            <text:p>16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Маза</text:p>
          </table:table-cell>
          <table:table-cell office:value-type="string" table:style-name="ce8">
            <text:p>ул. Заре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65" table:style-name="ce7">
            <text:p>16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Маза</text:p>
          </table:table-cell>
          <table:table-cell office:value-type="string" table:style-name="ce8">
            <text:p>ул. Колхоз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66" table:style-name="ce7">
            <text:p>16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Маза</text:p>
          </table:table-cell>
          <table:table-cell office:value-type="string" table:style-name="ce8">
            <text:p>пер. Горны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67" table:style-name="ce7">
            <text:p>16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Новодевичье</text:p>
          </table:table-cell>
          <table:table-cell office:value-type="string" table:style-name="ce7">
            <text:p>с. Маза</text:p>
          </table:table-cell>
          <table:table-cell office:value-type="string" table:style-name="ce8">
            <text:p>пер. Школьны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68" table:style-name="ce7">
            <text:p>16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ионерский</text:p>
          </table:table-cell>
          <table:table-cell office:value-type="string" table:style-name="ce7">
            <text:p>п. Пионерский</text:p>
          </table:table-cell>
          <table:table-cell office:value-type="string" table:style-name="ce8">
            <text:p>ул. Гагар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69" table:style-name="ce7">
            <text:p>16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ионерский</text:p>
          </table:table-cell>
          <table:table-cell office:value-type="string" table:style-name="ce7">
            <text:p>п. Пионерский</text:p>
          </table:table-cell>
          <table:table-cell office:value-type="string" table:style-name="ce8">
            <text:p>ул. Кооператив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70" table:style-name="ce7">
            <text:p>17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ионерский</text:p>
          </table:table-cell>
          <table:table-cell office:value-type="string" table:style-name="ce7">
            <text:p>п. Пионерский</text:p>
          </table:table-cell>
          <table:table-cell office:value-type="string" table:style-name="ce8">
            <text:p>ул. Мир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71" table:style-name="ce7">
            <text:p>17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ионерский</text:p>
          </table:table-cell>
          <table:table-cell office:value-type="string" table:style-name="ce7">
            <text:p>п. Пионерский</text:p>
          </table:table-cell>
          <table:table-cell office:value-type="string" table:style-name="ce8">
            <text:p>ул. Ново Пионер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72" table:style-name="ce7">
            <text:p>17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ионерский</text:p>
          </table:table-cell>
          <table:table-cell office:value-type="string" table:style-name="ce7">
            <text:p>п. Пионерский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73" table:style-name="ce7">
            <text:p>17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ионерский</text:p>
          </table:table-cell>
          <table:table-cell office:value-type="string" table:style-name="ce7">
            <text:p>п. Пионерский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74" table:style-name="ce7">
            <text:p>17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ионерский</text:p>
          </table:table-cell>
          <table:table-cell office:value-type="string" table:style-name="ce7">
            <text:p>п. Пионерский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75" table:style-name="ce7">
            <text:p>17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ионерский</text:p>
          </table:table-cell>
          <table:table-cell office:value-type="string" table:style-name="ce7">
            <text:p>с.Кушниково</text:p>
          </table:table-cell>
          <table:table-cell office:value-type="string" table:style-name="ce8">
            <text:p>ул. Карла Маркс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76" table:style-name="ce7">
            <text:p>17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ионерский</text:p>
          </table:table-cell>
          <table:table-cell office:value-type="string" table:style-name="ce7">
            <text:p>с.Кушниково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77" table:style-name="ce7">
            <text:p>17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ионерский</text:p>
          </table:table-cell>
          <table:table-cell office:value-type="string" table:style-name="ce7">
            <text:p>с.Кушниково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78" table:style-name="ce7">
            <text:p>17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одвалье</text:p>
          </table:table-cell>
          <table:table-cell office:value-type="string" table:style-name="ce7">
            <text:p>с.Подвалье</text:p>
          </table:table-cell>
          <table:table-cell office:value-type="string" table:style-name="ce8">
            <text:p>ул. Ворошил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79" table:style-name="ce7">
            <text:p>17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одвалье</text:p>
          </table:table-cell>
          <table:table-cell office:value-type="string" table:style-name="ce7">
            <text:p>с.Подвалье</text:p>
          </table:table-cell>
          <table:table-cell office:value-type="string" table:style-name="ce8">
            <text:p>ул. Карла Маркс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80" table:style-name="ce7">
            <text:p>18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одвалье</text:p>
          </table:table-cell>
          <table:table-cell office:value-type="string" table:style-name="ce7">
            <text:p>с.Подвалье</text:p>
          </table:table-cell>
          <table:table-cell office:value-type="string" table:style-name="ce8">
            <text:p>ул. Колхоз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81" table:style-name="ce7">
            <text:p>18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одвалье</text:p>
          </table:table-cell>
          <table:table-cell office:value-type="string" table:style-name="ce7">
            <text:p>с.Подвалье</text:p>
          </table:table-cell>
          <table:table-cell office:value-type="string" table:style-name="ce8">
            <text:p>ул. Комсомоль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82" table:style-name="ce7">
            <text:p>18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одвалье</text:p>
          </table:table-cell>
          <table:table-cell office:value-type="string" table:style-name="ce7">
            <text:p>с.Подвалье</text:p>
          </table:table-cell>
          <table:table-cell office:value-type="string" table:style-name="ce8">
            <text:p>ул. Кооператив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83" table:style-name="ce7">
            <text:p>18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одвалье</text:p>
          </table:table-cell>
          <table:table-cell office:value-type="string" table:style-name="ce7">
            <text:p>с.Подвалье</text:p>
          </table:table-cell>
          <table:table-cell office:value-type="string" table:style-name="ce8">
            <text:p>ул. Красноармей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84" table:style-name="ce7">
            <text:p>18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одвалье</text:p>
          </table:table-cell>
          <table:table-cell office:value-type="string" table:style-name="ce7">
            <text:p>с.Подвалье</text:p>
          </table:table-cell>
          <table:table-cell office:value-type="string" table:style-name="ce8">
            <text:p>пер. Школьный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85" table:style-name="ce7">
            <text:p>18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одвалье</text:p>
          </table:table-cell>
          <table:table-cell office:value-type="string" table:style-name="ce7">
            <text:p>с.Подвалье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86" table:style-name="ce7">
            <text:p>18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одвалье</text:p>
          </table:table-cell>
          <table:table-cell office:value-type="string" table:style-name="ce7">
            <text:p>с.Подвалье</text:p>
          </table:table-cell>
          <table:table-cell office:value-type="string" table:style-name="ce8">
            <text:p>ул. Примор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87" table:style-name="ce7">
            <text:p>18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одвалье</text:p>
          </table:table-cell>
          <table:table-cell office:value-type="string" table:style-name="ce7">
            <text:p>с.Подвалье</text:p>
          </table:table-cell>
          <table:table-cell office:value-type="string" table:style-name="ce8">
            <text:p>ул. Пушкин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88" table:style-name="ce7">
            <text:p>18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одвалье</text:p>
          </table:table-cell>
          <table:table-cell office:value-type="string" table:style-name="ce7">
            <text:p>с.Подвалье</text:p>
          </table:table-cell>
          <table:table-cell office:value-type="string" table:style-name="ce8">
            <text:p>ул. Рыбац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89" table:style-name="ce7">
            <text:p>18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одвалье</text:p>
          </table:table-cell>
          <table:table-cell office:value-type="string" table:style-name="ce7">
            <text:p>с.Подвалье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90" table:style-name="ce7">
            <text:p>19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одвалье</text:p>
          </table:table-cell>
          <table:table-cell office:value-type="string" table:style-name="ce7">
            <text:p>с.Подвалье</text:p>
          </table:table-cell>
          <table:table-cell office:value-type="string" table:style-name="ce8">
            <text:p>ул. Физкультур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91" table:style-name="ce7">
            <text:p>19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одвалье</text:p>
          </table:table-cell>
          <table:table-cell office:value-type="string" table:style-name="ce7">
            <text:p>п.Луговской</text:p>
          </table:table-cell>
          <table:table-cell office:value-type="string" table:style-name="ce8">
            <text:p>ул. Колхоз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92" table:style-name="ce7">
            <text:p>19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одвалье</text:p>
          </table:table-cell>
          <table:table-cell office:value-type="string" table:style-name="ce7">
            <text:p>п.Луговской</text:p>
          </table:table-cell>
          <table:table-cell office:value-type="string" table:style-name="ce8">
            <text:p>ул. Лес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93" table:style-name="ce7">
            <text:p>19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одвалье</text:p>
          </table:table-cell>
          <table:table-cell office:value-type="string" table:style-name="ce7">
            <text:p>п.Луговской</text:p>
          </table:table-cell>
          <table:table-cell office:value-type="string" table:style-name="ce8">
            <text:p>ул. Новостройк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94" table:style-name="ce7">
            <text:p>19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одвалье</text:p>
          </table:table-cell>
          <table:table-cell office:value-type="string" table:style-name="ce7">
            <text:p>п.Луговской</text:p>
          </table:table-cell>
          <table:table-cell office:value-type="string" table:style-name="ce8">
            <text:p>пер. Школьный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95" table:style-name="ce7">
            <text:p>19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одвалье</text:p>
          </table:table-cell>
          <table:table-cell office:value-type="string" table:style-name="ce7">
            <text:p>п.Луговской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96" table:style-name="ce7">
            <text:p>19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одвалье</text:p>
          </table:table-cell>
          <table:table-cell office:value-type="string" table:style-name="ce7">
            <text:p>п.Луговской</text:p>
          </table:table-cell>
          <table:table-cell office:value-type="string" table:style-name="ce8">
            <text:p>ул. Пушкин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97" table:style-name="ce7">
            <text:p>19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одвалье</text:p>
          </table:table-cell>
          <table:table-cell office:value-type="string" table:style-name="ce7">
            <text:p>п.Луговской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98" table:style-name="ce7">
            <text:p>19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одвалье</text:p>
          </table:table-cell>
          <table:table-cell office:value-type="string" table:style-name="ce7">
            <text:p>с. Платоновка</text:p>
          </table:table-cell>
          <table:table-cell office:value-type="string" table:style-name="ce8">
            <text:p>ул. Колхоз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99" table:style-name="ce7">
            <text:p>19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одвалье</text:p>
          </table:table-cell>
          <table:table-cell office:value-type="string" table:style-name="ce7">
            <text:p>с. Платоновка</text:p>
          </table:table-cell>
          <table:table-cell office:value-type="string" table:style-name="ce8">
            <text:p>ул. Почт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00" table:style-name="ce7">
            <text:p>20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Подвалье</text:p>
          </table:table-cell>
          <table:table-cell office:value-type="string" table:style-name="ce7">
            <text:p>д.Сенькино</text:p>
          </table:table-cell>
          <table:table-cell office:value-type="string" table:style-name="ce8">
            <text:p>ул. Ленинград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01" table:style-name="ce7">
            <text:p>20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Суринск</text:p>
          </table:table-cell>
          <table:table-cell office:value-type="string" table:style-name="ce7">
            <text:p>с. Суринск</text:p>
          </table:table-cell>
          <table:table-cell office:value-type="string" table:style-name="ce8">
            <text:p>ул. Животноводче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02" table:style-name="ce7">
            <text:p>20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Суринск</text:p>
          </table:table-cell>
          <table:table-cell office:value-type="string" table:style-name="ce7">
            <text:p>с. Суринск</text:p>
          </table:table-cell>
          <table:table-cell office:value-type="string" table:style-name="ce8">
            <text:p>ул. Луг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03" table:style-name="ce7">
            <text:p>20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Суринск</text:p>
          </table:table-cell>
          <table:table-cell office:value-type="string" table:style-name="ce7">
            <text:p>с. Суринск</text:p>
          </table:table-cell>
          <table:table-cell office:value-type="string" table:style-name="ce8">
            <text:p>ул. Мельни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04" table:style-name="ce7">
            <text:p>20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Суринск</text:p>
          </table:table-cell>
          <table:table-cell office:value-type="string" table:style-name="ce7">
            <text:p>с. Суринск</text:p>
          </table:table-cell>
          <table:table-cell office:value-type="string" table:style-name="ce8">
            <text:p>ул. Нагор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05" table:style-name="ce7">
            <text:p>20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Суринск</text:p>
          </table:table-cell>
          <table:table-cell office:value-type="string" table:style-name="ce7">
            <text:p>с. Суринск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06" table:style-name="ce7">
            <text:p>20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Суринск</text:p>
          </table:table-cell>
          <table:table-cell office:value-type="string" table:style-name="ce7">
            <text:p>с. Суринск</text:p>
          </table:table-cell>
          <table:table-cell office:value-type="string" table:style-name="ce8">
            <text:p>пер. Советский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07" table:style-name="ce7">
            <text:p>20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Суринск</text:p>
          </table:table-cell>
          <table:table-cell office:value-type="string" table:style-name="ce7">
            <text:p>с. Суринск</text:p>
          </table:table-cell>
          <table:table-cell office:value-type="string" table:style-name="ce8">
            <text:p>ул. Специалистов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08" table:style-name="ce7">
            <text:p>20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Суринск</text:p>
          </table:table-cell>
          <table:table-cell office:value-type="string" table:style-name="ce7">
            <text:p>с. Суринск</text:p>
          </table:table-cell>
          <table:table-cell office:value-type="string" table:style-name="ce8">
            <text:p>пер. Специалистов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09" table:style-name="ce7">
            <text:p>20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Суринск</text:p>
          </table:table-cell>
          <table:table-cell office:value-type="string" table:style-name="ce7">
            <text:p>с. Суринск</text:p>
          </table:table-cell>
          <table:table-cell office:value-type="string" table:style-name="ce8">
            <text:p>ул. Сувор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10" table:style-name="ce7">
            <text:p>21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Суринск</text:p>
          </table:table-cell>
          <table:table-cell office:value-type="string" table:style-name="ce7">
            <text:p>с. Суринск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11" table:style-name="ce7">
            <text:p>21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Суринск</text:p>
          </table:table-cell>
          <table:table-cell office:value-type="string" table:style-name="ce7">
            <text:p>с. Байдеряково</text:p>
          </table:table-cell>
          <table:table-cell office:value-type="string" table:style-name="ce8">
            <text:p>ул. Берег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12" table:style-name="ce7">
            <text:p>21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Суринск</text:p>
          </table:table-cell>
          <table:table-cell office:value-type="string" table:style-name="ce7">
            <text:p>с. Байдеряково</text:p>
          </table:table-cell>
          <table:table-cell office:value-type="string" table:style-name="ce8">
            <text:p>ул. Железнодоро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13" table:style-name="ce7">
            <text:p>21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Суринск</text:p>
          </table:table-cell>
          <table:table-cell office:value-type="string" table:style-name="ce7">
            <text:p>с. Байдеряково</text:p>
          </table:table-cell>
          <table:table-cell office:value-type="string" table:style-name="ce8">
            <text:p>ул. Лес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14" table:style-name="ce7">
            <text:p>21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Суринск</text:p>
          </table:table-cell>
          <table:table-cell office:value-type="string" table:style-name="ce7">
            <text:p>с. Байдеряково</text:p>
          </table:table-cell>
          <table:table-cell office:value-type="string" table:style-name="ce8">
            <text:p>ул. Луг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15" table:style-name="ce7">
            <text:p>21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Суринск</text:p>
          </table:table-cell>
          <table:table-cell office:value-type="string" table:style-name="ce7">
            <text:p>с. Байдеряково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16" table:style-name="ce7">
            <text:p>21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Суринск</text:p>
          </table:table-cell>
          <table:table-cell office:value-type="string" table:style-name="ce7">
            <text:p>с. Байдеряково</text:p>
          </table:table-cell>
          <table:table-cell office:value-type="string" table:style-name="ce8">
            <text:p>ул. Мост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17" table:style-name="ce7">
            <text:p>21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Суринск</text:p>
          </table:table-cell>
          <table:table-cell office:value-type="string" table:style-name="ce7">
            <text:p>с. Байдеряково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18" table:style-name="ce7">
            <text:p>21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Суринск</text:p>
          </table:table-cell>
          <table:table-cell office:value-type="string" table:style-name="ce7">
            <text:p>с. Байдеряково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19" table:style-name="ce7">
            <text:p>21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Суринск</text:p>
          </table:table-cell>
          <table:table-cell office:value-type="string" table:style-name="ce7">
            <text:p>п. Верхнесуринск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20" table:style-name="ce7">
            <text:p>22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Суринск</text:p>
          </table:table-cell>
          <table:table-cell office:value-type="string" table:style-name="ce7">
            <text:p>п. Бичевной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21" table:style-name="ce7">
            <text:p>22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Суринск</text:p>
          </table:table-cell>
          <table:table-cell office:value-type="string" table:style-name="ce7">
            <text:p>п.Золотой</text:p>
          </table:table-cell>
          <table:table-cell office:value-type="string" table:style-name="ce8">
            <text:p>ул. Железнодоро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22" table:style-name="ce7">
            <text:p>22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Суринск</text:p>
          </table:table-cell>
          <table:table-cell office:value-type="string" table:style-name="ce7">
            <text:p>п.Золотой</text:p>
          </table:table-cell>
          <table:table-cell office:value-type="string" table:style-name="ce8">
            <text:p>ул. Луг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23" table:style-name="ce7">
            <text:p>22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Суринск</text:p>
          </table:table-cell>
          <table:table-cell office:value-type="string" table:style-name="ce7">
            <text:p>п.Золотой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24" table:style-name="ce7">
            <text:p>22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с. Тайдаково</text:p>
          </table:table-cell>
          <table:table-cell office:value-type="string" table:style-name="ce8">
            <text:p>ул. Восто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25" table:style-name="ce7">
            <text:p>22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с. Тайдаково</text:p>
          </table:table-cell>
          <table:table-cell office:value-type="string" table:style-name="ce8">
            <text:p>ул. Заре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26" table:style-name="ce7">
            <text:p>22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с. Тайдаково</text:p>
          </table:table-cell>
          <table:table-cell office:value-type="string" table:style-name="ce8">
            <text:p>ул. Лен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27" table:style-name="ce7">
            <text:p>22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с. Тайдаково</text:p>
          </table:table-cell>
          <table:table-cell office:value-type="string" table:style-name="ce8">
            <text:p>ул. Мир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28" table:style-name="ce7">
            <text:p>22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с. Тайдаково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29" table:style-name="ce7">
            <text:p>22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с. Тайдаково</text:p>
          </table:table-cell>
          <table:table-cell office:value-type="string" table:style-name="ce8">
            <text:p>ул. Набер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30" table:style-name="ce7">
            <text:p>23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с. Тайдаково</text:p>
          </table:table-cell>
          <table:table-cell office:value-type="string" table:style-name="ce8">
            <text:p>ул. Пионер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31" table:style-name="ce7">
            <text:p>23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с. Тайдаково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32" table:style-name="ce7">
            <text:p>23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с. Тайдаково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33" table:style-name="ce7">
            <text:p>23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с. Тайдаково</text:p>
          </table:table-cell>
          <table:table-cell office:value-type="string" table:style-name="ce8">
            <text:p>ул. Степана Раз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34" table:style-name="ce7">
            <text:p>23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с. Тайдаково</text:p>
          </table:table-cell>
          <table:table-cell office:value-type="string" table:style-name="ce8">
            <text:p>ул. Фермер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35" table:style-name="ce7">
            <text:p>23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с. Тайдаково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36" table:style-name="ce7">
            <text:p>23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с. Климовка</text:p>
          </table:table-cell>
          <table:table-cell office:value-type="string" table:style-name="ce8">
            <text:p>ул. Лен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37" table:style-name="ce7">
            <text:p>23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с. Климовка</text:p>
          </table:table-cell>
          <table:table-cell office:value-type="string" table:style-name="ce8">
            <text:p>ул. Набер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38" table:style-name="ce7">
            <text:p>23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с. Климовка</text:p>
          </table:table-cell>
          <table:table-cell office:value-type="string" table:style-name="ce8">
            <text:p>ул. Н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39" table:style-name="ce7">
            <text:p>23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с. Климовка</text:p>
          </table:table-cell>
          <table:table-cell office:value-type="string" table:style-name="ce8">
            <text:p>ул. Почт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40" table:style-name="ce7">
            <text:p>24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с. Климовка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41" table:style-name="ce7">
            <text:p>24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с. Климовка</text:p>
          </table:table-cell>
          <table:table-cell office:value-type="string" table:style-name="ce8">
            <text:p>ул. Специалистов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42" table:style-name="ce7">
            <text:p>24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с. Климовка</text:p>
          </table:table-cell>
          <table:table-cell office:value-type="string" table:style-name="ce8">
            <text:p>ул. Склад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43" table:style-name="ce7">
            <text:p>24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с. Климовка</text:p>
          </table:table-cell>
          <table:table-cell office:value-type="string" table:style-name="ce8">
            <text:p>ул. Фермер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44" table:style-name="ce7">
            <text:p>24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д.Левашовка</text:p>
          </table:table-cell>
          <table:table-cell office:value-type="string" table:style-name="ce8">
            <text:p>ул. Заре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45" table:style-name="ce7">
            <text:p>24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д.Левашовка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46" table:style-name="ce7">
            <text:p>24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д. Ольгино</text:p>
          </table:table-cell>
          <table:table-cell office:value-type="string" table:style-name="ce8">
            <text:p>ул. Магис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47" table:style-name="ce7">
            <text:p>24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д. Ольгино</text:p>
          </table:table-cell>
          <table:table-cell office:value-type="string" table:style-name="ce8">
            <text:p>ул. Набер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48" table:style-name="ce7">
            <text:p>24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Тайдаково</text:p>
          </table:table-cell>
          <table:table-cell office:value-type="string" table:style-name="ce7">
            <text:p>д. Ольгино</text:p>
          </table:table-cell>
          <table:table-cell office:value-type="string" table:style-name="ce8">
            <text:p>ул. Ре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49" table:style-name="ce7">
            <text:p>24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Волж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50" table:style-name="ce7">
            <text:p>25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Гагар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51" table:style-name="ce7">
            <text:p>25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Карла Маркс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52" table:style-name="ce7">
            <text:p>25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Киселе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53" table:style-name="ce7">
            <text:p>25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Комсомоль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54" table:style-name="ce7">
            <text:p>25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Короле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55" table:style-name="ce7">
            <text:p>25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Куйбыше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56" table:style-name="ce7">
            <text:p>25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Лен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57" table:style-name="ce7">
            <text:p>25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Лытан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58" table:style-name="ce7">
            <text:p>25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Льва Толстого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59" table:style-name="ce7">
            <text:p>25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Мир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60" table:style-name="ce7">
            <text:p>26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Мичур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61" table:style-name="ce7">
            <text:p>26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Набер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62" table:style-name="ce7">
            <text:p>26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Октябрь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63" table:style-name="ce7">
            <text:p>26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Олимпий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64" table:style-name="ce7">
            <text:p>26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Пионер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65" table:style-name="ce7">
            <text:p>26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Победы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66" table:style-name="ce7">
            <text:p>26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Пушк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67" table:style-name="ce7">
            <text:p>26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Революцион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68" table:style-name="ce7">
            <text:p>26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69" table:style-name="ce7">
            <text:p>26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Специалистов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70" table:style-name="ce7">
            <text:p>27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Стахан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71" table:style-name="ce7">
            <text:p>27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Степана Раз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72" table:style-name="ce7">
            <text:p>27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Учитель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73" table:style-name="ce7">
            <text:p>27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Чкал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74" table:style-name="ce7">
            <text:p>27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75" table:style-name="ce7">
            <text:p>27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Энтузиастов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76" table:style-name="ce7">
            <text:p>27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Усолье</text:p>
          </table:table-cell>
          <table:table-cell office:value-type="string" table:style-name="ce8">
            <text:p>ул. Ю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77" table:style-name="ce7">
            <text:p>27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Актуши</text:p>
          </table:table-cell>
          <table:table-cell office:value-type="string" table:style-name="ce8">
            <text:p>ул. Волж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78" table:style-name="ce7">
            <text:p>27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Актуши</text:p>
          </table:table-cell>
          <table:table-cell office:value-type="string" table:style-name="ce8">
            <text:p>ул. Колхоз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79" table:style-name="ce7">
            <text:p>27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Актуши</text:p>
          </table:table-cell>
          <table:table-cell office:value-type="string" table:style-name="ce8">
            <text:p>ул. Озер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80" table:style-name="ce7">
            <text:p>28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Актуши</text:p>
          </table:table-cell>
          <table:table-cell office:value-type="string" table:style-name="ce8">
            <text:p>ул. О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81" table:style-name="ce7">
            <text:p>28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Актуши</text:p>
          </table:table-cell>
          <table:table-cell office:value-type="string" table:style-name="ce8">
            <text:p>пер. Перекрест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82" table:style-name="ce7">
            <text:p>28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Актуши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83" table:style-name="ce7">
            <text:p>28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Актуши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84" table:style-name="ce7">
            <text:p>28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Карловка</text:p>
          </table:table-cell>
          <table:table-cell office:value-type="string" table:style-name="ce8">
            <text:p>ул. Верхня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85" table:style-name="ce7">
            <text:p>28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Карловка</text:p>
          </table:table-cell>
          <table:table-cell office:value-type="string" table:style-name="ce8">
            <text:p>ул. Дубовая рощ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86" table:style-name="ce7">
            <text:p>28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Карловка</text:p>
          </table:table-cell>
          <table:table-cell office:value-type="string" table:style-name="ce8">
            <text:p>ул. Нижня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87" table:style-name="ce7">
            <text:p>28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Карловка</text:p>
          </table:table-cell>
          <table:table-cell office:value-type="string" table:style-name="ce8">
            <text:p>ул. Озер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88" table:style-name="ce7">
            <text:p>28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Усолье</text:p>
          </table:table-cell>
          <table:table-cell office:value-type="string" table:style-name="ce7">
            <text:p>с. Карловка</text:p>
          </table:table-cell>
          <table:table-cell office:value-type="string" table:style-name="ce8">
            <text:p>ул. Шоссей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89" table:style-name="ce7">
            <text:p>28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50 лет Победы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90" table:style-name="ce7">
            <text:p>29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Автомобилистов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91" table:style-name="ce7">
            <text:p>29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Аэродром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92" table:style-name="ce7">
            <text:p>29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пер. Больничный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93" table:style-name="ce7">
            <text:p>29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пер. Большо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94" table:style-name="ce7">
            <text:p>29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пер. Восточны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95" table:style-name="ce7">
            <text:p>29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Гагар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96" table:style-name="ce7">
            <text:p>29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пер. Заводско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97" table:style-name="ce7">
            <text:p>29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Карла Маркс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98" table:style-name="ce7">
            <text:p>29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Кмсомоль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99" table:style-name="ce7">
            <text:p>29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Коммун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00" table:style-name="ce7">
            <text:p>30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Кооператив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01" table:style-name="ce7">
            <text:p>30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Крестьян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02" table:style-name="ce7">
            <text:p>30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пл. Ленина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03" table:style-name="ce7">
            <text:p>30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Лес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04" table:style-name="ce7">
            <text:p>30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Луг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05" table:style-name="ce7">
            <text:p>30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пер. Мельничны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06" table:style-name="ce7">
            <text:p>30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Мир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07" table:style-name="ce7">
            <text:p>30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08" table:style-name="ce7">
            <text:p>30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Н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09" table:style-name="ce7">
            <text:p>30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пер. Новы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10" table:style-name="ce7">
            <text:p>31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Одностороння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11" table:style-name="ce7">
            <text:p>31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Октябрь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12" table:style-name="ce7">
            <text:p>31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Первомай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13" table:style-name="ce7">
            <text:p>31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14" table:style-name="ce7">
            <text:p>31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Почт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15" table:style-name="ce7">
            <text:p>31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Приовра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16" table:style-name="ce7">
            <text:p>31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Революцион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17" table:style-name="ce7">
            <text:p>31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18" table:style-name="ce7">
            <text:p>31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Связистов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19" table:style-name="ce7">
            <text:p>31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20" table:style-name="ce7">
            <text:p>32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Совхоз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21" table:style-name="ce7">
            <text:p>32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Солне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22" table:style-name="ce7">
            <text:p>32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Степана Раз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23" table:style-name="ce7">
            <text:p>32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Степ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24" table:style-name="ce7">
            <text:p>32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Строителей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25" table:style-name="ce7">
            <text:p>32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пл. Торгов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26" table:style-name="ce7">
            <text:p>32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Ульянов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27" table:style-name="ce7">
            <text:p>32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пер. Управленчески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28" table:style-name="ce7">
            <text:p>32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пл. Хлебн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29" table:style-name="ce7">
            <text:p>32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Цвето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30" table:style-name="ce7">
            <text:p>33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Шигон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31" table:style-name="ce7">
            <text:p>33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Энергетиков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32" table:style-name="ce7">
            <text:p>33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Энтузиастов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33" table:style-name="ce7">
            <text:p>33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Юбилей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34" table:style-name="ce7">
            <text:p>33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Шигоны</text:p>
          </table:table-cell>
          <table:table-cell office:value-type="string" table:style-name="ce8">
            <text:p>ул. Ю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35" table:style-name="ce7">
            <text:p>335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Кяхта</text:p>
          </table:table-cell>
          <table:table-cell office:value-type="string" table:style-name="ce8">
            <text:p>ул. Безводовк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36" table:style-name="ce7">
            <text:p>336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Кяхта</text:p>
          </table:table-cell>
          <table:table-cell office:value-type="string" table:style-name="ce8">
            <text:p>ул. Китайский Клин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37" table:style-name="ce7">
            <text:p>337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Кяхта</text:p>
          </table:table-cell>
          <table:table-cell office:value-type="string" table:style-name="ce8">
            <text:p>ул. Колхоз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38" table:style-name="ce7">
            <text:p>338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Кяхта</text:p>
          </table:table-cell>
          <table:table-cell office:value-type="string" table:style-name="ce8">
            <text:p>ул. Лес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39" table:style-name="ce7">
            <text:p>339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Кяхта</text:p>
          </table:table-cell>
          <table:table-cell office:value-type="string" table:style-name="ce8">
            <text:p>ул. Ореховк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40" table:style-name="ce7">
            <text:p>340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Кяхта</text:p>
          </table:table-cell>
          <table:table-cell office:value-type="string" table:style-name="ce8">
            <text:p>ул. Приовра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41" table:style-name="ce7">
            <text:p>341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Кяхта</text:p>
          </table:table-cell>
          <table:table-cell office:value-type="string" table:style-name="ce8">
            <text:p>ул. Сух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42" table:style-name="ce7">
            <text:p>342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Кяхта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43" table:style-name="ce7">
            <text:p>343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Кяхта</text:p>
          </table:table-cell>
          <table:table-cell office:value-type="string" table:style-name="ce8">
            <text:p>ул. Чапае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44" table:style-name="ce7">
            <text:p>344</text:p>
          </table:table-cell>
          <table:table-cell office:value-type="string" table:style-name="ce7">
            <text:p>Шигонский</text:p>
          </table:table-cell>
          <table:table-cell office:value-type="string" table:style-name="ce7">
            <text:p>СП Шигоны</text:p>
          </table:table-cell>
          <table:table-cell office:value-type="string" table:style-name="ce7">
            <text:p>с. Кяхта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number-rows-repeated="1048231" table:style-name="ro2">
          <table:table-cell table:number-columns-repeated="16384"/>
        </table:table-row>
      </table:table>
      <table:database-ranges>
        <table:database-range table:target-range-address="Шигонский.E290:Шигонский.E335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CCCC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99"/>
      <style:text-properties fo:color="#FF0000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 style:font-name="Arial" style:font-name-asian="Arial" style:font-name-complex="Arial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808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Полотцева Оксана Федоровна</dc:creator>
    <meta:creation-date>2019-06-03T08:41:39Z</meta:creation-date>
    <dc:date>2019-11-18T04:55:39Z</dc:date>
    <meta:print-date>2019-09-03T05:33:55Z</meta:print-date>
    <meta:editing-cycles>7</meta:editing-cycles>
    <meta:editing-duration>PT14029S</meta:editing-duration>
  </office:meta>
</office:document-meta>
</file>